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7cc" officeooo:paragraph-rsid="0004a7cc"/>
    </style:style>
    <style:style style:name="P2" style:family="paragraph" style:parent-style-name="Standard">
      <style:paragraph-properties fo:text-align="start" style:justify-single-word="false"/>
      <style:text-properties officeooo:rsid="0004a7cc" officeooo:paragraph-rsid="0004a7cc"/>
    </style:style>
    <style:style style:name="P3" style:family="paragraph" style:parent-style-name="Standard">
      <style:paragraph-properties fo:text-align="start" style:justify-single-word="false"/>
      <style:text-properties officeooo:rsid="0004a7cc" officeooo:paragraph-rsid="00085776"/>
    </style:style>
    <style:style style:name="P4" style:family="paragraph" style:parent-style-name="Standard">
      <style:paragraph-properties fo:text-align="end" style:justify-single-word="false"/>
      <style:text-properties officeooo:rsid="0004a7cc" officeooo:paragraph-rsid="0004a7cc"/>
    </style:style>
    <style:style style:name="P5" style:family="paragraph" style:parent-style-name="Standard">
      <style:text-properties fo:font-weight="bold" officeooo:rsid="0004a7cc" officeooo:paragraph-rsid="0004a7cc" style:font-weight-asian="bold" style:font-weight-complex="bold"/>
    </style:style>
    <style:style style:name="P6" style:family="paragraph" style:parent-style-name="Standard">
      <style:text-properties fo:font-weight="bold" officeooo:rsid="0004a7cc" officeooo:paragraph-rsid="00060be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5776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04a7cc" officeooo:paragraph-rsid="0004a7cc" style:font-style-asian="italic" style:font-style-complex="italic"/>
    </style:style>
    <style:style style:name="P9" style:family="paragraph" style:parent-style-name="Standard">
      <style:text-properties fo:font-weight="normal" officeooo:rsid="00060bea" officeooo:paragraph-rsid="00060bea" style:font-weight-asian="normal" style:font-weight-complex="normal"/>
    </style:style>
    <style:style style:name="P10" style:family="paragraph" style:parent-style-name="Standard">
      <style:text-properties fo:font-weight="normal" officeooo:rsid="0007037c" officeooo:paragraph-rsid="000a9eb2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officeooo:rsid="00090f5d" officeooo:paragraph-rsid="00090f5d"/>
    </style:style>
    <style:style style:name="T1" style:family="text">
      <style:text-properties officeooo:rsid="0004a7cc"/>
    </style:style>
    <style:style style:name="T2" style:family="text">
      <style:text-properties officeooo:rsid="00060be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0bea" style:font-weight-asian="normal" style:font-weight-complex="normal"/>
    </style:style>
    <style:style style:name="T5" style:family="text">
      <style:text-properties fo:font-weight="normal" officeooo:rsid="00085776" style:font-weight-asian="normal" style:font-weight-complex="normal"/>
    </style:style>
    <style:style style:name="T6" style:family="text">
      <style:text-properties officeooo:rsid="0007037c"/>
    </style:style>
    <style:style style:name="T7" style:family="text">
      <style:text-properties officeooo:rsid="00085776"/>
    </style:style>
    <style:style style:name="T8" style:family="text">
      <style:text-properties officeooo:rsid="00090f5d"/>
    </style:style>
    <style:style style:name="T9" style:family="text">
      <style:text-properties officeooo:rsid="000a9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8">Test I, Grupa I, Ostrowska Beata 155134</text:p>
      <text:p text:style-name="P5"/>
      <text:p text:style-name="P5">Zadanie1</text:p>
      <text:p text:style-name="P9">stan początkowy 1</text:p>
      <text:p text:style-name="P10">Kolejny 2k, 2k+1<text:span text:style-name="T2"> </text:span></text:p>
      <text:p text:style-name="P10"><text:span text:style-name="T9">1;2,3;4,5;6,7;8,9;10,11;12,13;14,15; <text:s text:c="71"/></text:span></text:p>
      <text:p text:style-name="P6">Zadanie2 <text:s text:c="39"/></text:p>
      <text:p text:style-name="P6"><text:s text:c="2"/><text:span text:style-name="T4">Odpowiedź:</text:span><text:span text:style-name="T2">iii (D(i,j))/2</text:span> <text:s text:c="2"/></text:p>
      <text:p text:style-name="P6"><text:s text:c="7"/></text:p>
      <text:p text:style-name="P5">Zadanie 3</text:p>
      <text:p text:style-name="P1">X={P1,P2,P3,P4,P5}</text:p>
      <text:p text:style-name="P1"><text:span text:style-name="T2">Y</text:span>={J1,J2,J3}</text:p>
      <text:p text:style-name="P1"><text:span text:style-name="T2">Z</text:span>={P3!=P1,P3!=P2, P3!=P4, P3!=P5}</text:p>
      <text:p text:style-name="P1"><text:tab/>not_all_equ<text:span text:style-name="T6">al</text:span>l={P1,P2,P4}</text:p>
      <text:p text:style-name="P1"><text:tab/>not_all_equ<text:span text:style-name="T6">al</text:span>l={P1,P2,P5}</text:p>
      <text:p text:style-name="P1"><text:tab/>not_all_equ<text:span text:style-name="T6">al</text:span>l={P1,P4,P5}</text:p>
      <text:p text:style-name="P1"><text:tab/>not_all_equ<text:span text:style-name="T6">al</text:span>l={P2,P4,P5}</text:p>
      <text:p text:style-name="P4">Przykładowe rozwiązania: X=J1,J1,J2,J3,J3; J1,J2,J3,J1, J2 //ważne jest, aby zadania były wykonywane parami, ale P3 zawsze musi działać sam, dlatego nie parujemy go z innym do zadania. </text:p>
      <text:p text:style-name="P11">Będziemy mieć 12 takich możliwości ułożenia im pracy tak, aby spełnione były wszystkie warunki</text:p>
      <text:p text:style-name="P5"/>
      <text:p text:style-name="P5">Zadanie 4</text:p>
      <text:p text:style-name="P7"><text:span text:style-name="T1"><text:s text:c="2"/><text:tab/>o1=a1=1 ^a2=0 =&gt;dec=0 <text:s/></text:span></text:p>
      <text:p text:style-name="P2"><text:s text:c="12"/><text:span text:style-name="T7">o2=</text:span>a1=1 ^a2=0 =&gt;dec=0 <text:s text:c="2"/></text:p>
      <text:p text:style-name="P2"><text:tab/><text:span text:style-name="T7">o3=</text:span>a1=0 ^a2=1=&gt;dec=0</text:p>
      <text:p text:style-name="P3"><text:tab/><text:span text:style-name="T5">o4=</text:span><text:span text:style-name="T3">a1=1^a2=1=&gt;dec</text:span><text:span text:style-name="T4">=</text:span><text:span text:style-name="T3">1</text:span></text:p>
      <text:p text:style-name="P3"><text:span text:style-name="T5"><text:tab/>o5=</text:span><text:span text:style-name="T3">a1=1^a2=1=&gt;dec</text:span><text:span text:style-name="T4">=</text:span><text:span text:style-name="T3">1</text:span></text:p>
      <text:p text:style-name="P3"><text:span text:style-name="T5">Po skróceniu : <text:s text:c="55"/></text:span></text:p>
      <text:p text:style-name="P3"><text:span text:style-name="T5"><text:tab/>a1=0 V a2=0 =&gt;dec=0</text:span></text:p>
      <text:p text:style-name="P3"><text:span text:style-name="T5"><text:tab/>a1=1 ^ a2=1 =&gt; dec=0</text:span><text:span text:style-name="T3"> <text:s/></text:span><text:s text:c="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13:14:03.263000000</meta:creation-date>
    <dc:date>2022-04-20T13:54:06.807000000</dc:date>
    <meta:editing-duration>PT17M50S</meta:editing-duration>
    <meta:editing-cycles>4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27" meta:word-count="93" meta:character-count="998" meta:non-whitespace-character-count="693"/>
  </office:meta>
</office:document-meta>
</file>